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ubtitle">
      <style:paragraph-properties fo:line-height="115%" fo:text-align="center" style:justify-single-word="false" fo:break-before="auto" fo:break-after="auto" style:writing-mode="lr-tb"/>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516f6"/>
    </style:style>
    <style:style style:name="P4" style:family="paragraph" style:parent-style-name="Standard">
      <style:paragraph-properties fo:line-height="115%" style:writing-mode="lr-tb"/>
      <style:text-properties officeooo:paragraph-rsid="000516f6"/>
    </style:style>
    <style:style style:name="P5" style:family="paragraph" style:parent-style-name="Title" style:master-page-name="Standard">
      <style:paragraph-properties fo:line-height="115%" fo:text-align="center" style:justify-single-word="false" style:page-number="auto"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h.w8a5buz4tfh5"/>Pyrkon oczami Łabędzia</text:p>
      <text:p text:style-name="P1"><text:bookmark text:name="h.z6xrt7jpjkcj"/>Ból, pot i futrzaki</text:p>
      <text:p text:style-name="P2"/>
      <text:p text:style-name="P2">Byłem na Pyrkonie.</text:p>
      <text:p text:style-name="P2"/>
      <text:p text:style-name="P2">Od samego początku przyświecała mi jedna idea, myśl przewodnia determinująca całe moje przygotowania, jak i podróż do Poznania – „NIE TAK JAK OSTATNIO”. Czyli jak? Ano wygodnie i ciepło przede wszystkim, żeby móc się wyspać. Tak, da się wyspać na konwencie. Poczyniwszy przygotowania (wziąłem kocyk, śpiwór, podusie–- nie było mowy o niewygodzie w sleeproomie), poleciałem jak na skrzydłach do Punktu Obsługi Klienta na wrocławskim PKP, gdzie zakupiłem bilet z miejscówką. Zgodnie z doktryną „NIE TAK JAK OSTATNIO”. Genialne w swej prostocie, a w dodatku siedzisz cały czas i nogi cię potem nie bolą. Zaskoczenie moje sięgnęło zenitu, kiedy miła pani zaoferowała mi WYBÓR miejsca w pociągu. Zazwyczaj jeśli człowiek kupuje bilet do Poznania na tydzień przed konwentem ogólnopolskim, spodziewa się czegoś na zasadzie „brak gwarancji miejsca siedzącego”, co umożliwia jakże wygodne stanie w korytarzu i jazdę dwie godziny na nogach.</text:p>
      <text:p text:style-name="P2"/>
      <text:p text:style-name="P2">A tu taka niespodziewajka.</text:p>
      <text:p text:style-name="P2"/>
      <text:p text:style-name="P2">Piątek. Z rana wstałem, wziąłem spakowaną torbę, w której to składowałem precjoza umożliwiające mi wygodne spanie na podłodze hali i pognałem z Lordkiem na PKP Wrocław Główny. Jako że do głowy mi nie przyszło, żeby zasnąć w nocy, popędziłem do Starbucksa po kawusię, dużą, czarną, która magicznie z niewyspanego, zdechniętego ciapka zrobiła ze mnie konwentowicza gotowego spędzać duuużo czasu na panelach, konkursach i pośród ludzi. Zadziałało, toteż oczekiwanie na pociąg nie było problemem. Właściwie problemem był sam pociąg, który spóźnił się trochę, z 10 minut. Znając jednak zwyczaje panujące na kolei, nie robiło to na mnie takiego wrażenia.</text:p>
      <text:p text:style-name="P2"/>
      <text:p text:style-name="P2">Szczerze mówiąc, atmosferę pyrkonową czuć było już w hali dworca. W różnych miejscach gromadziły się grupki przyjaciół, które, jak się potem okazało, pojechały tym samym pociągiem co ja. To właśnie tam jak na dłoni było widać tę „nienormalność” ludzi, oryginalność, wybicie się z tłumu. Gdy zaś wszedłem na peron wraz z Vienesem (Lordek pojechał autobusem ze swoją paczką), okazało się, że proporcje się odwróciły – teraz my, pasjonaci anime, fantastyki, sci-fi czy kuców byliśmy w większości, byliśmy „normalni”. Ci zaś, którzy jeszcze tam na dole zdawali się być legionem, tutaj byli wyjątkiem. Teraz to oni byli „nienormalni”. I gdy człowiek zobaczył, ile tego człowieczeństwa, po części normalnego, a po części niezbyt, na tym peronie stoi, w duchu Bogu dziękował za miejscówkę. Pamiętajcie – miejsce dla dupy to podstawa.</text:p>
      <text:p text:style-name="P2"/>
      <text:p text:style-name="P2">W przedziale czekał już Sachi i Ichi, dwaj dobrzy znajomi ze Śląska. Tak, wszystko było ustawione, a Żydzi stali za tym wszystkim, za nimi zaś masoni, za nimi reptilianie, a za nimi oczywiście Żydzi, bo Żydzi stoją za wszystkim. Jechali z nami także starsi państwo i po jednym osobniku płci męskiej, jak i żeńskiej (buck off gender), którzy nie byli nam znani. Cóż mogę <text:soft-page-break/>powiedzieć – jazda nie była męcząca ani nużąca, rozmawialiśmy na różne tematy (Ichi jak zwykle najbardziej), zaś starsi państwo okazali się być młodzi duchem. Co jakiś czas zerkałem na ludzi stojących w korytarzu i nawet nie było mi ich szkoda, kiedy desperacko szukali miejsca do siedzenia, a kiedy je znaleźli, i tak musieli co stacja wstawać. Było myśleć przed.</text:p>
      <text:p text:style-name="P2"/>
      <text:p text:style-name="P2">Poznań Główny. Do dziś nie wiem, jakie licho wzięło podkusiło władze miasta, by zbudować pomnik chlebaka. Galeria handlowa przy dworcu – ok, można zrozumieć, zwłaszcza że to nie jedyny przypadek takiego rozwiązania. Ale ta stacja, dworzec… To jest chore. I mówię to jako człowiek, który po raz kolejny odwiedził Poznań, nie jestem więc nowicjuszem. Grr.</text:p>
      <text:p text:style-name="P2"/>
      <text:p text:style-name="P3">Wysiedliśmy wszyscy na starym peronie, przeszliśmy starym przejściem, by znaleść się na tym ichnym moście, chyba łopatologicznie zwanym „Mostem Kolejowym”. Przynajmniej wiesz, gdzie jesteś. Droga na Pyrkon, czyli Międzynarodowych Targów Poznańskich to jakieś sto metrów, licząc meandry typu przejścia dla pieszych i okrążanie terenu Targów. Głupiutki Łabądek ubrał swoją skórzaną ramoneskę, a wyszło słoneczko. Ale co tam, przecież kupiłem bilet w przedsprzedaży, wejdę raz-dwa.</text:p>
      <text:p text:style-name="P4"/>
      <text:p text:style-name="P4">A GDZIE TAM. Musiałem stać na dworze, w pełnym słońcu, w skórzanej kurtce, z walizką i torbą z laptopem, bo na pomysł kupienia biletu przed wszystkimi innymi wpadli chyba wszyscy inni. Dla tych bez biletu kolejka była „długa” na około pięć minut (tak, mierzę kolejkę nie w długości, lecz w ilości czasu poświęconego na stanie w niej), zaś ta moja – na trzydzieści minut? To ostrożne szacunki. Niemniej tu się ziścił pierwszy z „punktów” w podtytule – „pot”. Po dotarciu do sleeproomu byłem mokry.</text:p>
      <text:p text:style-name="P2"/>
      <text:p text:style-name="P2">Sachi poszedł do swojego Heartstone’a już przy bramkach, zaś po mnie poszedł Krzyświeł, zaprowadziwszy do swojego miejsca w sleeproomie. Cóż. Widząc jego fullwypasiony, dwuosobowy materac, na którym zamierzał spać, musiałem oddać mu palmę pierszeństwa w wygodzie. Zawistnie korzystałem z jego materaca przez cały Pyrkon, kiedy nie było właściciela lub gdy nie spał na nim. W nocy z piątku na sobotę przybył Gżdacz (pyrkonowa nazwa dla helpera, jak ktoś nie wie), informując mojego kolegę z dwuosobowym materacem, żeby albo znalazł sobie drugą osobę, albo nie zajmował miejsca. Krzyźwieł miał szczęście, że koło drugiej napatoczył się Suchy, to się kimnął, maskując prawdziwe zamiary posiadacza materaca.</text:p>
      <text:p text:style-name="P2"/>
      <text:p text:style-name="P2">Wracając jeszcze do piątku, rozumianego pod pojęciem dnia, od wschodu do zachodu słońca – prelekcje, prelekcje, jeszcze raz prelekcje. Zaczynało się o 14:00, zaś tematem był Polandball, którego to zjawisko rozpatrywano. Pokazano komiksy wesołe, które zazwyczaj w internecie się pokazują, jak i też te, które z humorem wspólne miały tylko kreskę i wygląd postaci. Coś niesamowitego.</text:p>
      <text:p text:style-name="P2"/>
      <text:p text:style-name="P2">O 17:00 był konkurs karaoke. Pomijając to, że był on okupowany przez mango/amino, to cudem udało mi się wślizgnąć z listy rezerwowej na listę główną konkursu. Gdyby nie śpiewany wcześniej „Życia Krąg” z Króla Lwa i lekko zdarty przy tym głos (wstawki w suahili naprawdę nieźle mi wyszły), może bym przeszedł dalej. Niestety, porażka po raz kolejny mnie odwiedziła. Niech ją cholera. Ale spokojnie, jeszcze kiedyś zostanę królem karaoke.</text:p>
      <text:p text:style-name="P2"><text:soft-page-break/></text:p>
      <text:p text:style-name="P2">20:00 to już prelekcja o początku fandomu MLP, czyli w końcu coś związanego z Equestria Times. Otóż robił ją pewien młody człowiek z Bydgoszczy, z którym miałem okazję dyskutować</text:p>
      <text:p text:style-name="P2">w internecie. Miała ona swoje plusy, jak i minusy – przede wszystkim zobaczyłem pierwsze posty na 4chanie odnoszące się do kucyków, pierwsze wiadomości, afery z początku… Szczerze mówiąc, było to coś niesamowitego. Niestety, moim zdaniem zabrakło słowa o polskim fandomie. Nie było doprecyzowane, o jakim była mowa, więc liczyłem na wspomnienie na ten temat. A skądże.</text:p>
      <text:p text:style-name="P2"/>
      <text:p text:style-name="P2">I tu wkracza kolejny pierwiastek – ból. Po dziś dzień moje stopy noszą ślady po obtarciach, pęcherzach, które podeszły krwią i innych rzeczach, które się przydarzają. Cóż mogę rzec – łażenie w desantach przez cały dzień i w dodatku wyprawy na piwo w takim stanie nie kończą się dobrze. Notka na przyszłość – „odpuść”.</text:p>
      <text:p text:style-name="P2"/>
      <text:p text:style-name="P2">Nadeszła noc z Suchym i Krzyźwiełem, a potem wstało słońce, oto sobota.</text:p>
      <text:p text:style-name="P2"/>
      <text:p text:style-name="P2">Dla mnie sobota była dniem wolnym, poświęconym głównie na wylegiwanie się na materacu Krzyźwieła i dbanie o to, by nie chodzić zbytnio gdziekolwiek – po prostu się nie dało. Zamówiłem tylko koszulkę w Maginarium z białym logiem „Aperture Laboratories”. Poruszałem się z zawrotną prędkością około 1 km/h, zaś do kibla biegłem z równie zawrotną prędkością 2 km/h. To było niesamowite. Tak jak dwóch chłopaków na luzie wbijających do jednej kabiny. Mam nadzieję, że skończyło się tylko na piciu piwa. Na sobotę zaplanowany był też „ponymeet” pyrkonowy.Zebraliśmy się całkiem sporą grupką między pawilonami 15 i 8A, później zaś poszliśmy na wiedzówkę o MLP. Moim faworytem była drużyna „Sombra i Krysia chcieli dobrze”, niestety nie wygrali. A szkoda. :c</text:p>
      <text:p text:style-name="P2"/>
      <text:p text:style-name="P2">Niedziela zaś była „panelowa”. Primus inter pares to panel Kobiety Ślimaka. Zobaczyłem, jak ona wygląda, jak wygląda Buc Marcin… Coś wspaniałego. Chyba od tamtej pory jestem jej wiernym fanem. Później przyszedł czas na pakowanie się, bo okazało się, że żadnego właściwie ciekawego panelu nie było. Czemu pisałem, jakby było tego więcej? Żeby zobrazować me uczucia. No cóż. Spakowałem się i wraz z Krzyźwiełem poszliśmy na Pozań Chlebak Główny.</text:p>
      <text:p text:style-name="P2"/>
      <text:p text:style-name="P2">And here’s a twist of fate.</text:p>
      <text:p text:style-name="P2"/>
      <text:p text:style-name="P2">Widząc kolejki na dworcu przy kasach, poszedłem do Punktu Obsługi Klienta PKP Intercity po bilet. Nie liczyłem właściwie na nic, choć coś mi mówiło, by żądać składów zmodernizowanych. Wchodzę więc, byłem sam, bez kolejki i proszę o sprawdzenie połączenia do Wrocławia tymi wagonami po modernie. Były, jednak długo się czekało oraz brak gwarancji miejsc siedzących, co, pamiętając o tłumach, oznaczałoby siedzenie na korytarzu. O zgrozo. Toteż poprosiłem o pociąg zwykły. Tam też nie było miejsca. W takim razie uznałem, że skoro mam już siedzieć na korytarzu, to wolę w nowoczesnych wagonach. Już miałem się godzić ze swym losem, kiedy w ostatnim momencie zwolniło się miejsce. Bez namysłu wziąłem, zapłaciłem i wielce wdzięczny Bogu i zadowolony, wróciłem coś wszamać w Burger Kingu. Gdy mój czas wybił, razem z <text:soft-page-break/>kolejnym znajomym, Tomkiem (pozdrawiam go ciepło!) poszliśmy na perony. On mnie tylko odprowadzał, gdyż sam znajdował się w wielkiej rozterce. Jak zechce, to wam powie. Cóż mogę rzec – wsiadłem bez pośpiechu, mając miejscówkę, rozsiadłem się wygodnie i pojechałem do Wrocławia.</text:p>
      <text:p text:style-name="P2"/>
      <text:p text:style-name="P2">Na tym mógłbym kończyć, jednak muszę wspomnieć jeszcze o trzech rzeczach. Pierwsza – piosenka tegorocznego Pyrkonu. W tym momencie wszystkie słowa uznania zmierzają do Spike’a z Warszawy, który to w sobotę wieczór puścił przy karciance kucowej „Ciurallę” z Blok Ekipy. Tak mi się to wryło w pamięć, że już na zawsze Pyrkon 2015 będę z tym kojarzył. Drugi motyw to balon Pinkie Pie napełniony helem, który to, przymocowany do plecaka jednego z kolegów współobozowych, służył właściwie całemu pyrkonowemu sleeproomowi jako punkt orientacyjny. Gdy zaś z Krzyźwiełem próbowaliśmy go odwiązać i wydłużyć na nitce, żeby fruwał wyżej od konkurencyjnej Dashie niedaleko, wielu przechodniów miało wrażenie, że kucyk ulatuje pod dach. Było im go szkoda. To miłe. Niestety, w niedzielę tylko dzięki działaniom fandomu z podtytułu tej relacji, Pinkie Pie dotknęła sufitu i tam pozostała. Tak, to była wina futrzaków. </text:p>
      <text:p text:style-name="P2"/>
      <text:p text:style-name="P2">Trzecia rzecz. Nie wiem dlaczego, ale na Pyrkonie czuję się swojsko, jak w domu. Wspaniale było móc przyjechać, żal zaś było wyjeżdżać. Konwent ma w sobie coś, że dzięki niemu nie czuję się tak dziwacznie pośród innych dziwaków takich jak ja. To wspaniałe uczucie, którego wam, moi drodzy czytelnicy, także życzę.</text:p>
      <text:p text:style-name="P2"/>
      <text:p text:style-name="P2">Do zobaczenia za rok!</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5-13T14:59:49.140000000</dc:date>
    <meta:editing-duration>PT18H43M54S</meta:editing-duration>
    <meta:document-statistic meta:table-count="0" meta:image-count="0" meta:object-count="0" meta:page-count="4" meta:paragraph-count="25" meta:word-count="1623" meta:character-count="10553" meta:non-whitespace-character-count="8940"/>
  </office:meta>
</office:document-meta>
</file>